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RAMOS RIVAS, LUIS VALERIO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IU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RAMOS RIVAS, LUIS VALERIO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21876757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29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28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38</text:p>
          </table:table-cell>
          <table:table-cell table:style-name="Tableau1.A2" office:value-type="string">
            <text:p text:style-name="P13">4</text:p>
          </table:table-cell>
          <table:table-cell table:style-name="Tableau1.D2" office:value-type="string">
            <text:p text:style-name="P12">152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52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4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112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28T16:55:22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